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fo:letter-spacing="normal"/>
    </style:style>
    <style:style style:name="T4"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by way of Landsdale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everlasting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u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c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ed. tools and tassles ornimeted </text:p>
      <text:p text:style-name="Standard">the beautiful body of the sixteen year old girl, on the edge of becoming a woman in her societies eyes.</text:p>
      <text:p text:style-name="Standard"/>
      <text:p text:style-name="Standard">"Reggie, and Wattson, and Tilda!" She pressed the noses of the projected pigs and drawn sparkels and stars erupted as she performed the needed action. Vital signs displayed above their heads. With each button touched her skin flushed and </text:p>
      <text:p text:style-name="Standard">the chimes played. Every few moments, at random a little hard pellet would roll out the bottom of the display. A reward.</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for faraway marts </text:p>
      <text:p text:style-name="Standard">sweet bacon but no farts! </text:p>
      <text:p text:style-name="Standard">remember clean the pipes make the charts.</text:p>
      <text:p text:style-name="Standard">wipe the sikns and check the heaaaarts!!! </text:p>
      <text:p text:style-name="Standard"><text:soft-page-break/></text:p>
      <text:p text:style-name="Standard">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s did much work on little food. The sound of five hundred hearts pumping, and the </text:p>
      <text:p text:style-name="Standard">distant clinging chimes of the feeding screen were all she could hear, but she could see the sinewy male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He struggled to even reach the hanging ham, and when he lifted it off of its supports it took him to the ground with a thud.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Standard"/>
      <text:p text:style-name="Standard">The boy drew a scalpel blade from his set of tools. Cut a nerve band in a pigs mucle. The meat stopped arching from the signal. Like a plow digging a furrow, the scaple now slid down and into the boys skin.</text:p>
      <text:p text:style-name="Standard"/>
      <text:p text:style-name="Standard">Laura shuddered instinctively, unable to fathom self damage of this extent. </text:p>
      <text:p text:style-name="Standard"/>
      <text:p text:style-name="Standard"><text:s/>He exposed a <text:s/>nerve bundle.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again and it welled taught like a cable under strain. </text:p>
      <text:p text:style-name="Standard"/>
      <text:p text:style-name="Standard">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d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Standard"><text:soft-page-break/></text:p>
      <text:p text:style-name="Standard">For a brief moment the scaple stood erect in his hand, all too obviously a threat, they both looked at it and then the moment defused, the alternative too terrible. <text:s/>The scaple slid back in his pack. </text:p>
      <text:p text:style-name="Standard"/>
      <text:p text:style-name="Standard">“Whaaat are you doing?” She grabbed his arm and looked closely. He was obviously uncomfortable with being touched, but her curiosity over won. “do those lines make you the meat? How'd you do that?!”</text:p>
      <text:p text:style-name="Standard"/>
      <text:p text:style-name="Standard">“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text:soft-page-break/></text:p>
      <text:p text:style-name="Standard">“Plasma outlet” </text:p>
      <text:p text:style-name="Standard"/>
      <text:p text:style-name="Standard">“that was my biggest word. You <text:span text:style-name="T1">can read.”</text:span></text:p>
      <text:p text:style-name="P2"/>
      <text:p text:style-name="P1">In the round dome blue with artifical sunlight and the streching eternal cloudless sky five hundred hearts beat in slow rhythm <text:s/>and two hearts beat at speed. </text:p>
      <text:p text:style-name="P1"/>
      <text:p text:style-name="P1">Laura looked the boy up and down. Taking in the hundred things she'd been acculturated to look for, judge and measure.</text:p>
      <text:p text:style-name="P1"/>
      <text:p text:style-name="P1">His arms were thin and spindly face pale, his vocation low. All signs that she should shun him for better stock.</text:p>
      <text:p text:style-name="P1"/>
      <text:p text:style-name="P1"><text:span text:style-name="T2">MENE, MENE, TEKEL, UPHARSIN. NUMBER NUMBER </text:span><text:span text:style-name="Emphasis"><text:span text:style-name="T4">WEIGHT</text:span></text:span><text:span text:style-name="T3">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if he'd struck her. </text:p>
      <text:p text:style-name="P1"/>
      <text:p text:style-name="P1">Good Brother Marsh says vixens have no need of reading. He says it clutters the mind with vain ambitions that are not the perview of a lady of the lord. </text:p>
      <text:p text:style-name="P1"/>
      <text:p text:style-name="P1">There's so much more to the world than Marsh, than this slug, than anyone here can even fathom. So much beauty, pain, complexity. So much </text:p>
      <text:p text:style-name="P1"/>
      <text:p text:style-name="P1">He twittled with the wires of his tablet. Pulling them from the meat of the pig. Sliding them slowly, carefully back into their hardsided container. </text:p>
      <text:p text:style-name="P1"/>
      <text:p text:style-name="P1">“potential” </text:p>
      <text:p text:style-name="P1"/>
      <text:p text:style-name="P1">Eyes to the sky, blue and uniform he walked to the central control panel, near the digester. </text:p>
      <text:p text:style-name="P1"/>
      <text:p text:style-name="P1">In moments the screws were gone and the panel and all its web of wires was in the boys hands. These were things that Laura did not understand. But his movements were movements she could make. </text:p>
      <text:p text:style-name="P1"/>
      <text:p text:style-name="P1">“I can do anything this boy can do. I can do it better. I'm a blue ribbon vixen ” thought Laura </text:p>
      <text:p text:style-name="P1">She watched over his shoulder trying to learn the cypher of the wires </text:p>
      <text:p text:style-name="P1"/>
      <text:p text:style-name="P1">The sky shifted. In a moment it went from bright blue day to deep and utter black. </text:p>
      <text:p text:style-name="P1"><text:soft-page-break/></text:p>
      <text:p text:style-name="P1">She gasped and looked skyward. </text:p>
      <text:p text:style-name="P1">The stars. Said the boy </text:p>
      <text:p text:style-name="P1"/>
      <text:p text:style-name="P1">Swirling overhead were the trailing arms of the dancer nebula. The violent pulses of the Utrecht nova, long ancient before god was a though in man's mind, threw archs of light and waves of power that played the drums the dancer spun to. </text:p>
      <text:p text:style-name="P1"/>
      <text:p text:style-name="P1">And this is just one small corner, of one small room in the endless expanse of the galaxy. </text:p>
      <text:p text:style-name="P1"/>
      <text:p text:style-name="P1">Awe and wonder filled the girls heart. The grains of star dust quivverd and spasomed in arcane splendor and spoke to something deep inside of her, the thought of calico dresses and blue ribbons was dead. </text:p>
      <text:p text:style-name="P1"/>
      <text:p text:style-name="P1">What is this? She asked</text:p>
      <text:p text:style-name="P1"/>
      <text:p text:style-name="P1">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1"/>
      <text:p text:style-name="P1">This is real? </text:p>
      <text:p text:style-name="P1"/>
      <text:p text:style-name="P1">These are your neighbors he paused. </text:p>
      <text:p text:style-name="P1"/>
      <text:p text:style-name="P1">What's your name he said in a slow tone. Turning to her the control panel still hanging in his limp arms, wires wraping his ankles precariously as he moved.</text:p>
      <text:p text:style-name="P1"/>
      <text:p text:style-name="P1">“Laura, Laura Ingles Wilder.” She extended her hand in customary greeting, readying herself to show off her firm handshake and the inherent superiority it displayed.</text:p>
      <text:p text:style-name="P1"/>
      <text:p text:style-name="P1">The boy turned backward the wires unwinding. <text:s/>Laura's hand hanging like a tree leaning to the sun on a cliff face. <text:s/></text:p>
      <text:p text:style-name="P1"/>
      <text:p text:style-name="P1">Laura meet the dancer. Dancer this is Laura. </text:p>
      <text:p text:style-name="P1"/>
      <text:p text:style-name="P1">Laura looked up and extended her hand towards the constellation, the million mites of dust and gas streaming past seemed to clutch and grasp at her fingers, like the dancer took her proffered hand and </text:p>
      <text:p text:style-name="P1"/>
      <text:p text:style-name="P1">Laura spun in a twirl. The boy smiled. </text:p>
      <text:p text:style-name="P1"/>
      <text:p text:style-name="P1">“She's something isn't she?”</text:p>
      <text:p text:style-name="P1"/>
      <text:p text:style-name="P1">“She's splendid.” </text:p>
      <text:p text:style-name="P1"/>
      <text:p text:style-name="P1">“I'm sorry but you have to say good bye.” </text:p>
      <text:p text:style-name="P1"/>
      <text:p text:style-name="P1">“So soon? ” Laura's face fell, her arms drooping. The five hundred hearts beat a steady rhythm in the background. </text:p>
      <text:p text:style-name="P1"/>
      <text:p text:style-name="P1">The boy looked towards the door. Laura was brought back to the truth of the matter. </text:p>
      <text:p text:style-name="P1"><text:soft-page-break/></text:p>
      <text:p text:style-name="P1">“Oh god. The council. The elders. She moved quick like a sprinter and locked the airlock and jammed the hydraulics with a bar of steel as thick as her wrist that stood near the grooves of the door slides. </text:p>
      <text:p text:style-name="P1"/>
      <text:p text:style-name="P1">“Done that before?” </text:p>
      <text:p text:style-name="P1"/>
      <text:p text:style-name="P1">“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1"/>
      <text:p text:style-name="P1">“Last look.” </text:p>
      <text:p text:style-name="P1"/>
      <text:p text:style-name="P1">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1"/>
      <text:p text:style-name="P1">“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1"/>
      <text:p text:style-name="P1">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1"/>
      <text:p text:style-name="P1">“Can I cut these? She motioned to the nerves. </text:p>
      <text:p text:style-name="P1"/>
      <text:p text:style-name="P1">“Below the nodes” </text:p>
      <text:p text:style-name="P1"/>
      <text:p text:style-name="P1">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1"/>
      <text:p text:style-name="P1">The arm sealed neatly under her expert care the only noticealbe markings were small pocks of skin that bunched together if the boy drew his bicept to full flexion. </text:p>
      <text:p text:style-name="P1"/>
      <text:p text:style-name="P1">Laura straightened her legs. Almost all evidence of the strangeness that had been happening was neatly tucked, bound and repaired. Only the un-hangared pork and the blood that lay like afterbirth would incriminate them. </text:p>
      <text:p text:style-name="P1"/>
      <text:p text:style-name="P1">I'll sterilize the floor if you'll hang the meat. </text:p>
      <text:p text:style-name="P1"/>
      <text:p text:style-name="P1">“you'd better hang it, I could hardly lift it.” </text:p>
      <text:p text:style-name="P1"><text:soft-page-break/></text:p>
      <text:p text:style-name="P1">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1"/>
      <text:p text:style-name="P1">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1"/>
      <text:p text:style-name="P1"><text:s/><text:line-break/>What are you doing she said after a few moments of watching him awkwardly snap suck at the candy.</text:p>
      <text:p text:style-name="P1"/>
      <text:p text:style-name="P1">“I've seen these but never had one before. The texture is.... odd.”</text:p>
      <text:p text:style-name="P1"/>
      <text:p text:style-name="P1">They're designed that way, never a same feeling twice. Crunch, then smooth, then bristly or firm like steak. Keeps you interested, keeps you eating. </text:p>
      <text:p text:style-name="P1"/>
      <text:p text:style-name="P1">He knodded and walked towards the open service grate. </text:p>
      <text:p text:style-name="P1"/>
      <text:p text:style-name="P1">Hey wait, that's it, you're gonna go? She stopped him with a heavy hand. </text:p>
      <text:p text:style-name="P1"/>
      <text:p text:style-name="P1">“I have so much to do, and I need to get back to my lab. I'm sorry.”</text:p>
      <text:p text:style-name="P1"/>
      <text:p text:style-name="P1">“No, I do not accept your apology. There was so much trouble here, trouble I didn't ask for. You owe me.” </text:p>
      <text:p text:style-name="P1"/>
      <text:p text:style-name="P1">He looked at his wrist, the wafer thin green watch barely visible under the wraps of wire, sensor stripes, and tools. He closed his eyes, a deep frown creased his face and his eyes spoke pain and regret.</text:p>
      <text:p text:style-name="P1"/>
      <text:p text:style-name="P1">“oh no. She said there'd be someone. IT's YOU?”</text:p>
      <text:p text:style-name="P1"/>
      <text:p text:style-name="P1">“Who's me?” </text:p>
      <text:p text:style-name="P1"/>
      <text:p text:style-name="P1">“Do you want to learn to read?” Asked the technician, holding the question out like a litmus test, eyes wide waiting a response. Able for the first time to make eye contact. </text:p>
      <text:p text:style-name="P1"/>
      <text:p text:style-name="P1">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1"/>
      <text:p text:style-name="P1">She wispered, so ingrained in her the ideas of propriety and protection from evil. But she did speak</text:p>
      <text:p text:style-name="P1"/>
      <text:p text:style-name="P1">“Yes” </text:p>
      <text:p text:style-name="P1"/>
      <text:p text:style-name="P1">The repsonse struck the technician and hung on him like thick greasy thunderclouds. He was <text:soft-page-break/>immediately animated. Rubbing his palms into his forehead and grimacing. Back arching he looked at her in disbelief. </text:p>
      <text:p text:style-name="P1"/>
      <text:p text:style-name="P1">“Yoou? A fourteen stone vixen, with hair like fire? You're who I was to look for?” He shook his head. “I'd never had found you” </text:p>
      <text:p text:style-name="P1"/>
      <text:p text:style-name="P1">“You found me now. And I've been here for years. You were looking for me?” </text:p>
      <text:p text:style-name="P1"/>
      <text:p text:style-name="P1">More words, more weather, the greasy thunderclouds now seaped into his clothes and he stood there sopping in regret and guilt. He checked his watch again. She could see the flicks of mental math as his eyes moved. </text:p>
      <text:p text:style-name="P1"/>
      <text:p text:style-name="P1">“A little under 36 hours until the trader thrush leaves. The basics at least. And with the lab in her hands, and who knows how long until hostile take over or rescue..... ” </text:p>
      <text:p text:style-name="P1"/>
      <text:p text:style-name="P1">he looked deeply at her. Seeing her almost to her bones. What's your family name? <text:line-break/><text:line-break/>“Wilder” </text:p>
      <text:p text:style-name="P1"/>
      <text:p text:style-name="P1">“With genealogy like that Survival almost entirely assured. Alright you may come. You will not like this. And you'll hate me. I'm sorry in advance.”</text:p>
      <text:p text:style-name="P1"/>
      <text:p text:style-name="P1">Siding sideways he turned his back to her and held the grate open as high as he could. <text:line-break/><text:line-break/>“Sorry doesn't count unless you take action to change and it sounds like you're just saying that to shut me up not like you really mean it.” </text:p>
      <text:p text:style-name="P1"/>
      <text:p text:style-name="P1">He said nothing. Unable, or unwilling to cope with anything more real than what he'd laid bare. He closed his eyes and went deep inside himself. </text:p>
      <text:p text:style-name="P1"/>
      <text:p text:style-name="P1">She waited until his meager frame was shaking under the weight of the floor grate. Then Laura hefted it with one arm. The weight gone, he looked up at her. She flexed the grate open high enough to accommodate her six feet of height </text:p>
      <text:p text:style-name="P1"/>
      <text:p text:style-name="P1">“First, promise me you'll act like a gentleman.” </text:p>
      <text:p text:style-name="P1"/>
      <text:p text:style-name="P1">“I promise” </text:p>
      <text:p text:style-name="P1"/>
      <text:p text:style-name="P1">“More” </text:p>
      <text:p text:style-name="P1"/>
      <text:p text:style-name="P1">“I promise on the gods, the guild, and the tools of my office. If I were to violate the honor of this woman may my tounge be torn from its throat never to speak lies again.”</text:p>
      <text:p text:style-name="P1"/>
      <text:p text:style-name="P1">“I'll make sure of it.” </text:p>
      <text:p text:style-name="P1"/>
      <text:p text:style-name="P1">“I'd get no use out of hurting you. You're safe.” He said.</text:p>
      <text:p text:style-name="P1"/>
      <text:p text:style-name="P1">She huched into the small space beneath the hog hold and let the grate clash back into place. </text:p>
      <text:p text:style-name="P1"/>
      <text:p text:style-name="P1"><text:soft-page-break/>Brother no wonder you technicians are so small. She squatted her legs and arched her neck to be able to pass through the path </text:p>
      <text:p text:style-name="P1"/>
      <text:p text:style-name="P1">It gets larger up ahead. </text:p>
      <text:p text:style-name="P1"/>
      <text:p text:style-name="P1">They walked through a maze of passages. Laura noted the turns in her head. One left, two right at the big pressure container. Their small capillary interfaced with a larger vein. Laura pulled herself through with her hands and stood erect. </text:p>
      <text:p text:style-name="P1"/>
      <text:p text:style-name="P1">He started to point out words. </text:p>
      <text:p text:style-name="P1"/>
      <text:p text:style-name="P1">“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1"/>
      <text:p text:style-name="P1">The large vein smelled of dirt, acid and chemicals. A deep mechanical rumbling grew stronger and stronger as they progressed.</text:p>
      <text:p text:style-name="P1"><text:line-break/>Have you ever been to the foot? </text:p>
      <text:p text:style-name="P1"/>
      <text:p text:style-name="P1">No, we're not allowed. Its for your group only. The acid is too dangerous. She waved at the pock marks and scars that scathed his body. </text:p>
      <text:p text:style-name="P1"/>
      <text:p text:style-name="P1">Oh yes. The blue ribbons and all. I've seen a few award ceremonies, from the grates. Breeding creates such pleasant results. I hope to architect flesh that perfect someday. But for now I'm proud of how I've progressed. </text:p>
      <text:p text:style-name="P1"/>
      <text:p text:style-name="P1">You used to be smaller? Do you lift? What's your bench? </text:p>
      <text:p text:style-name="P1"/>
      <text:p text:style-name="P1">“I'm about to hit some monstrous gains.”</text:p>
      <text:p text:style-name="P1"/>
      <text:p text:style-name="P1">“What with hooking up meat to yourself?” </text:p>
      <text:p text:style-name="P1"/>
      <text:p text:style-name="P1">Precisely. </text:p>
      <text:p text:style-name="P1"/>
      <text:p text:style-name="P1">You can't win awards like that. That's cheating. I won't tell on you everyone would know if you showed up with hunks of pork on you to the competition like that. </text:p>
      <text:p text:style-name="P1"/>
      <text:p text:style-name="P1">“I'm not after awards.” </text:p>
      <text:p text:style-name="P1"/>
      <text:p text:style-name="P1">“then what are you doing?”</text:p>
      <text:p text:style-name="P1"/>
      <text:p text:style-name="P1">“I wish I'd found you when I was supposed to. You really are the missing factor in the equation. I thought I could compensate for you being missing but I'm off by a factor of six. My solution is..... sub-optimal. </text:p>
      <text:p text:style-name="P1"/>
      <text:p text:style-name="P1"/>
      <text:p text:style-name="P1"><text:soft-page-break/></text:p>
      <text:p text:style-name="P1"><text:s/>When we're you supposed to find me. </text:p>
      <text:p text:style-name="P1"/>
      <text:p text:style-name="P1">“Eighteen months prior. I've had the main body of the transmission for thirty six but I've been unable to act in an meaningful way for sometime. It was only until recently I could make any substantial progress. <text:s/>With your skills I'm sure we'd be ahead“</text:p>
      <text:p text:style-name="P1"/>
      <text:p text:style-name="P1">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1"/>
      <text:p text:style-name="P1">He was nothing like the bucks she'd been conditioned to value. But she could feel something no one else gave her, not her father, not the bucks, not the other woman. </text:p>
      <text:p text:style-name="P1"/>
      <text:p text:style-name="P1">They stepped to a small observation and maintenance platform </text:p>
      <text:p text:style-name="P1"/>
      <text:p text:style-name="P1">“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1">and then shivver in splinters, the four hundred foot high wall of plasma sheilding would crackle and reverberate as the stone vaporized when it struck. </text:p>
      <text:p text:style-name="P1"/>
      <text:p text:style-name="P1">“I've never seen anything so big” </text:p>
      <text:p text:style-name="P1"/>
      <text:p text:style-name="P1">“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1"/>
      <text:p text:style-name="P1">“I've never had it laid out so precisely before” </text:p>
      <text:p text:style-name="P1"/>
      <text:p text:style-name="P1">they walked towards an accessway. Laura made another mental note of the direction they turned </text:p>
      <text:p text:style-name="P1"/>
      <text:p text:style-name="P1">It's all so huge. It makes me feel insignificant.”</text:p>
      <text:p text:style-name="P1"/>
      <text:p text:style-name="P1">One of the main reasons Farm folk aren't allowed down here. Technician's are inoculated against space herisy. Farmers get a look at all this land churned up by a mechanical plow, by the hand of man, and draw some conclusions that aren't appreciated. </text:p>
      <text:p text:style-name="P1"/>
      <text:p text:style-name="P1">How much land is there? </text:p>
      <text:p text:style-name="P1"/>
      <text:p text:style-name="P1">This planet is 783 miles in curcumference, which means at 2 mph that the slug moves (DO WE WANT THIS IN KM? SCIENCE IS IN KM.) We circle the planet once every 369 hours. </text:p>
      <text:p text:style-name="P1"/>
      <text:p text:style-name="P1">Laura had never heard facts like these before always there had been a shine of “god's ways” or mysteries of the tech, unknowable. </text:p>
      <text:p text:style-name="P1"/>
      <text:p text:style-name="P1"><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1"/>
      <text:p text:style-name="P1">Laura looked down the cavernous length of the slugs internals and the river of soil and stone that was melting and moving before her eyes. </text:p>
      <text:p text:style-name="P1"/>
      <text:p text:style-name="P1">Come on, let's go. I have things I need to show you. </text:p>
      <text:p text:style-name="P1"/>
      <text:p text:style-name="P1">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1"/>
      <text:p text:style-name="P1">Arthur patted the root with affectoion. </text:p>
      <text:p text:style-name="P1"/>
      <text:p text:style-name="P1">Isn't she beautiful? She took me six months to grow. One of the most amazing genetic engineering feats I've achoplmishe yet. </text:p>
      <text:p text:style-name="P1"/>
      <text:p text:style-name="P1">Laura ran her hands down the hard knotted surface of the root. There was pride in the technician's eyes.</text:p>
      <text:p text:style-name="P1"><text:line-break/>“I feel the same way about my pigs.” </text:p>
      <text:p text:style-name="P1"/>
      <text:p text:style-name="P1">If he heard her he did not ackwnoldge it. He climbed into the Maw. </text:p>
      <text:p text:style-name="P1"/>
      <text:p text:style-name="P1">Laura hesitated. If she was caught, alone and away form her station she'd be severly punnished. But she wanted to read. </text:p>
      <text:p text:style-name="P1"/>
      <text:p text:style-name="P1">Come on girl. Brave. She passed the steaming gnarled entrance and climbed into the laboratory. </text:p>
      <text:p text:style-name="P1"/>
      <text:p text:style-name="P1">The root was her guide as she crawed up the pipes and wires through to the hidden marvel that was Aurther's work shop. </text:p>
      <text:p text:style-name="P1"/>
      <text:p text:style-name="P1">It was circular and the floor was the pedal of the enormous root they had climbed. Overhead was an incredible light that the pedal was drinking in but it looked foreine and organic, nothing like the mettalic man made features of the slug around them. </text:p>
      <text:p text:style-name="P1"/>
      <text:p text:style-name="P1">Arther imediately was absorbed in the work on the bench in front of him. Without takeing his hands off the tinkering in front of him he arched his head towards a viewer on the wall. </text:p>
      <text:p text:style-name="P1"/>
      <text:p text:style-name="P1">Watch that. </text:p>
      <text:p text:style-name="P1"/>
      <text:p text:style-name="P1">Laura did not obey. </text:p>
      <text:p text:style-name="P1"/>
      <text:p text:style-name="P1">No no you have to do the guide bit for all this. </text:p>
      <text:p text:style-name="P1"/>
      <text:p text:style-name="P1">Aurther seemed stunned that he wasn't looking at his samples any longer, but instead spun around in his <text:soft-page-break/>chair and facing laura. </text:p>
      <text:p text:style-name="P1"/>
      <text:p text:style-name="P1">What is all this? How did you make that! What is that!!? Said Laura Why does it smell that way? </text:p>
      <text:p text:style-name="P1"/>
      <text:p text:style-name="P1">Aurthur blinked slowly. </text:p>
      <text:p text:style-name="P1"/>
      <text:p text:style-name="P1">I don't usually speak to people. I've reached the end of my social abilities. I'd like to be with my work please. </text:p>
      <text:p text:style-name="P1"/>
      <text:p text:style-name="P1">Well when can you tell me about this? </text:p>
      <text:p text:style-name="P1"/>
      <text:p text:style-name="P1">Watch the transmission and I will do my best to recharge. After that we can talk again, and I'll tell you about that. </text:p>
      <text:p text:style-name="P1"/>
      <text:p text:style-name="P1">Alllllright. Said Laura disapointedly. </text:p>
      <text:p text:style-name="P1"/>
      <text:p text:style-name="P1">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1"/>
      <text:p text:style-name="P1">The pedal was firm to lauras footsteps. She bounced across it to the terminal </text:p>
      <text:p text:style-name="P1"/>
      <text:p text:style-name="P1">“How the... how do you work this...</text:p>
      <text:p text:style-name="P1"/>
      <text:p text:style-name="P1">“The buttons on the bottom of the casing. The green one. Press it” said authur, his voice monotone and mechanical </text:p>
      <text:p text:style-name="P1"/>
      <text:p text:style-name="P1">Laura pressed the button and the screen glowed a cathode ray emerald green. She was met with a few choices. </text:p>
      <text:p text:style-name="P1"/>
      <text:p text:style-name="P1">“Choose viewer, then “Introduction” said Aruther as if he was looking over her shoulder. </text:p>
      <text:p text:style-name="P1"/>
      <text:p text:style-name="P1">She did as she was told and the screen faded to a video.</text:p>
      <text:p text:style-name="P1"/>
      <text:p text:style-name="P1">A portly homely woman's face filled the screen. She had intensely curly hair and her makeup was overdone. But underneath the trappings she wore to fit society was an incredibly kind and intelegent woman. </text:p>
      <text:p text:style-name="P1"/>
      <text:p text:style-name="P1">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1"/>
      <text:p text:style-name="P1">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1"/>
      <text:p text:style-name="P1">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1"/>
      <text:p text:style-name="P1">To begin using this tape take the the following short test and then, and find the descrition number that best matches your scenario. Then follow the scenario number to the section that deals with that paticular curcumstance </text:p>
      <text:p text:style-name="P1"/>
      <text:p text:style-name="P1"><text:line-break/><text:line-break/>You have a unique blend of skills and materials at your desposal. Please take the time to discover <text:s/>how you can use your skills to make it to Antioch. To see the truth. </text:p>
      <text:p text:style-name="P1"/>
      <text:p text:style-name="P1">“The truth?” said Laura to herself. She began the test. It asked detailed questions about where she lived, what her skills were, how transportation was aranged in the area she worked on.”</text:p>
      <text:p text:style-name="P1"/>
      <text:p text:style-name="P1">“Your scenario is section 105.” Please make that selection. </text:p>
      <text:p text:style-name="P1"/>
      <text:p text:style-name="P1">Laura pushed the button. </text:p>
      <text:p text:style-name="P1"/>
      <text:p text:style-name="P1">“FARMING OR AGRICULTURAL SETTLEMENT&lt; TECHNICAL OR RESIDENT WORKER”</text:p>
      <text:p text:style-name="P1"/>
      <text:p text:style-name="P1">“Hello! Patricia here again. So you're a resident or technician on an agricultural settlement. What a wide world awaits you beyond the confines of your settlement. There is so much more for you to see and do. </text:p>
      <text:p text:style-name="P1"/>
      <text:p text:style-name="P1">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1"/>
      <text:p text:style-name="P1">The video came to an end</text:p>
      <text:p text:style-name="P1"/>
      <text:p text:style-name="P1">“What's the truth? Who is this woman?”<text:line-break/><text:line-break/>Arnold sighed. He pulled himself away from his work. </text:p>
      <text:p text:style-name="P1"/>
      <text:p text:style-name="P1">“She's a scientists in the Empire (NEW WORD FOR EMPIRE?) <text:s/>Central Labs- as far as I can tell she's one <text:s/>of several scientists who </text:p>
      <text:p text:style-name="P1">coded this message. And the truth- I don't know, but I am called to find out.”</text:p>
      <text:p text:style-name="P1"/>
      <text:p text:style-name="P1">Were you supposed to find me Aurther? The question hung in the air. </text:p>
      <text:p text:style-name="P1"/>
      <text:p text:style-name="P1">“Yes.” </text:p>
      <text:p text:style-name="P1"/>
      <text:p text:style-name="P1">Why didn't you?</text:p>
      <text:p text:style-name="P1"/>
      <text:p text:style-name="P1">“I am noticably bad at interaction, and I did not see it a productive line of research. It took me a short while longer, but I crafted a method to leave on my own.”<text:line-break/><text:soft-page-break/>“What's your method?” </text:p>
      <text:p text:style-name="P1"/>
      <text:p text:style-name="P1">“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1"/>
      <text:p text:style-name="P1">No time. I wish you all the luck. Please make sure my plant get's watered. </text:p>
      <text:p text:style-name="P1"/>
      <text:p text:style-name="P1">And just like that he strode, selfishly caring for nothing and noone but himself and the exit he had so craftily calculated. </text:p>
      <text:p text:style-name="P1"/>
      <text:p text:style-name="P1"/>
      <text:p text:style-name="P1">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1"/>
      <text:p text:style-name="P1">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1"/>
      <text:p text:style-name="P1">Joaquin stepped into the ring of trading. “Good brother Marsh should we not have the matches now?”</text:p>
      <text:p text:style-name="P1"/>
      <text:p text:style-name="P1">A few giggles escaped the lips of the crowd. More mugs of dark beer were passed from fillers at the kegs down the lengths of the rough hewn tables. Small children toddled between the low seats. </text:p>
      <text:p text:style-name="P1"/>
      <text:p text:style-name="P1">Joaquin drew a case from the captains wallet, inside were twenty four oblong syringes of company ensyme. The whole replacement population for this 3000 person slug. </text:p>
      <text:p text:style-name="P1"/>
      <text:p text:style-name="P1">Marsh nodded. </text:p>
      <text:p text:style-name="P1"/>
      <text:p text:style-name="P1">“BROTHERS AND SISTERS. It is a time for sowing. A time to stand the new trees in firm soil and brace them with the worlds of the lord.”</text:p>
      <text:p text:style-name="P1"/>
      <text:p text:style-name="P1">The company has no greater joy than to know that it's people are walking in the ways of truth. And so we are sent this privilidge. To be fruitful and multiply. </text:p>
      <text:p text:style-name="P1"/>
      <text:p text:style-name="P1">Marsh unrolled a scroll and held it against the podium. Families were tense- those with daughters or sons to be matched looked on hopefully. </text:p>
      <text:p text:style-name="P1"/>
      <text:p text:style-name="P1"><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1"/>
      <text:p text:style-name="P1">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1"/>
      <text:p text:style-name="P1">Stone stammered at his elbow- “How long should this one stand captain?” <text:line-break/><text:line-break/>Until these vials are gone Stone. </text:p>
      <text:p text:style-name="P1"/>
      <text:p text:style-name="P1">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1"/>
      <text:p text:style-name="P1">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1"/>
      <text:p text:style-name="P1">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1"/>
      <text:p text:style-name="P1">“Of such things let us always speak” intoned the white beareded attendant. </text:p>
      <text:p text:style-name="P1"/>
      <text:p text:style-name="P1">“and carry in our hearts” phrased back the captain. The captain and the white beard looked at Stone, waiting. </text:p>
      <text:p text:style-name="P1"/>
      <text:p text:style-name="P1">He stammered for the secret words he knew- that all captains present and possibliy future knew</text:p>
      <text:p text:style-name="P1"/>
      <text:p text:style-name="P1">“until they are reality” He finished. </text:p>
      <text:p text:style-name="P1"/>
      <text:p text:style-name="P1">The white beard drew an oblong pincer from his belt. The thin bladed ends shined in the muted light. He held them ready. “This way.” </text:p>
      <text:p text:style-name="P1"/>
      <text:p text:style-name="P1">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1"/>
      <text:p text:style-name="P1">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1"/>
      <text:p text:style-name="P1">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1"/>
      <text:p text:style-name="P1">The captain laughed. “Stone have you strode a waking dream?” </text:p>
      <text:p text:style-name="P1"/>
      <text:p text:style-name="P1">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1"/>
      <text:p text:style-name="P1">“Come. You should clean your body.” <text:line-break/><text:line-break/>“And prepare your heart.” </text:p>
      <text:p text:style-name="P1"/>
      <text:p text:style-name="P1">First a lavitory- Stone was embarrased when the women said “Empty your body.” He urinated, and deficated. Over concious of the two white eyed women just at the other side of the door. When he had finished- </text:p>
      <text:p text:style-name="P1"/>
      <text:p text:style-name="P1">They motioned to a shower. Stone disrobed and his enormous muscled frame and round belly filled the wash stand. It was pleasant to have enough time to bathe and be alone for a moment. </text:p>
      <text:p text:style-name="P1"/>
      <text:p text:style-name="P1">with blind eyes they served him a deep bowl of sweet broth. <text:line-break/><text:line-break/>“That hunger or thirst will not pull you from the dream.” </text:p>
      <text:p text:style-name="P1"/>
      <text:p text:style-name="P1">when he had eatten they took him back to the captain's meditative form. <text:line-break/><text:line-break/>“He is ready” </text:p>
      <text:p text:style-name="P1"/>
      <text:p text:style-name="P1">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1"/>
      <text:p text:style-name="P1">“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1"/>
      <text:p text:style-name="P1">“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1"/>
      <text:p text:style-name="P1">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1"/>
      <text:p text:style-name="P1">Broken men shattered by mace strokes, cleaved with heavy axes littered the outskirts, then lay enmase as the three strode the battle field. The sisters stayed at his elbows and they drew closer to living men standing among the dead.</text:p>
      <text:p text:style-name="P1"/>
      <text:p text:style-name="P1">“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1"/>
      <text:p text:style-name="P1">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1"/>
      <text:p text:style-name="P1">Go now. Fool of fools. You will joint the leppers brigade, where you will be a loyal finger to my hand until you fall off. <text:line-break/></text:p>
      <text:p text:style-name="P1">The dragon's head mace was not returned. </text:p>
      <text:p text:style-name="P1"/>
      <text:p text:style-name="P1">“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1"/>
      <text:p text:style-name="P1">“To see grandfather made mistakes. And learn how he overcame them. </text:p>
      <text:p text:style-name="P1"/>
      <text:p text:style-name="P1">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1"/>
      <text:p text:style-name="P1">Grandfather stood in absolute disgust. <text:line-break/><text:line-break/>A figure approched. <text:line-break/><text:line-break/>“You the new recruit? Said a tall man- his face pocked and deadly guant. He stood like a black shaddow.</text:p>
      <text:p text:style-name="P1"/>
      <text:p text:style-name="P1">Grandfather only knodded. </text:p>
      <text:p text:style-name="P1"/>
      <text:p text:style-name="P1">Come get a warm welcome. Men- a new recuit. The battalion of lepers gathered round grandfather and each begain to embrace him. Repulsed he tried to back away. </text:p>
      <text:p text:style-name="P1"/>
      <text:p text:style-name="P1">Don't struggle- Do you want your new brothers to think you don't like them? That you're embarrased to <text:soft-page-break/>be embraced by them? </text:p>
      <text:p text:style-name="P1"/>
      <text:p text:style-name="P1">One man in rags, with out an arm coughted. “Last hugs you'll ever get. You'll come to appreciate them in time.”<text:line-break/><text:line-break/>“We've lost four men.” said a lutenant to the learder- </text:p>
      <text:p text:style-name="P1"/>
      <text:p text:style-name="P1">We'll get them back in the pursuit. Mount- it is time to ride. </text:p>
      <text:p text:style-name="P1"/>
      <text:p text:style-name="P1">A nother leper led a jet black pony to him. It saddle was woven mat overtop of greasy blakets that served as bedding and tack both. </text:p>
      <text:p text:style-name="P1"/>
      <text:p text:style-name="P1">Stone and Peace and Misery found ponies of their own- Stone could feel the animals chest expand with each of the breaths it took</text:p>
      <text:p text:style-name="P1"><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1"/>
      <text:p text:style-name="P1">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1"/>
      <text:p text:style-name="P1">Moon light petered from behind a cloud. The goggled ones drew the devices around their throats and let them hang like kerchiefs. Too birght fo rthem now. </text:p>
      <text:p text:style-name="P1"/>
      <text:p text:style-name="P1">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1"><text:soft-page-break/>You- recruit. Said the dark shadow of a leader. Grandfather rode his horse close. </text:p>
      <text:p text:style-name="P1"/>
      <text:p text:style-name="P1">“kill this man” </text:p>
      <text:p text:style-name="P1"/>
      <text:p text:style-name="P1">The man begged. Degraded himself in the mud beneath the grass. He did not recognize grandfather or he would have wept. </text:p>
      <text:p text:style-name="P1"/>
      <text:p text:style-name="P1">“We have a joiner!” The whole of the leper corps circled around the begging man. Each stripped off a bandage, a piece of cloak, some rotten gear from the horses they rode or trophy's hanging from the saddle horns. </text:p>
      <text:p text:style-name="P1"/>
      <text:p text:style-name="P1">Stone was horrified to see the begging man <text:s/>strip down his gear. His white flesh bright in the moonlight. His wound not grevious- more a coward or a lucky survivor than a walking wounded. </text:p>
      <text:p text:style-name="P1"/>
      <text:p text:style-name="P1">The leppers smattered him with their contaiminated wrappings. The leader dressed the man carefully. Welcome. Welcome- He looked the part though his flesh was still fresh. </text:p>
      <text:p text:style-name="P1"/>
      <text:p text:style-name="P1">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1"/>
      <text:p text:style-name="P1">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1"/>
      <text:p text:style-name="P1">The plains begain to lift up in this place, first slowly- then with an angle almost unclimbable. Like the stones below could not stand to be plains any longer and must be mountains- whatever the cost. </text:p>
      <text:p text:style-name="P1"/>
      <text:p text:style-name="P1">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1"/>
      <text:p text:style-name="P1">The crones would call it dark omens that someone had retreated to the holdfasts. </text:p>
      <text:p text:style-name="P1"/>
      <text:p text:style-name="P1">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1"/>
      <text:p text:style-name="P1">“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1"/>
      <text:p text:style-name="P1">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1"/>
      <text:p text:style-name="P1">Stone watch grandfather watch the man climb the tower. </text:p>
      <text:p text:style-name="P1">Shouts of warning met their ears.</text:p>
      <text:p text:style-name="P1"><text:s/>Arrows struck him but had no effect. </text:p>
      <text:p text:style-name="P1">He was inside the keep when he exploded. </text:p>
      <text:p text:style-name="P1"/>
      <text:p text:style-name="P1"/>
      <text:p text:style-name="P1">A green grimed crater of gore and infection. </text:p>
      <text:p text:style-name="P1"/>
      <text:p text:style-name="P1">Shouts and retching were audible from inside and One man threw himself from the archery tower, His tunic was splattered with green gore. </text:p>
      <text:p text:style-name="P1"/>
      <text:p text:style-name="P1">The leader was pleased and left the survivors to their fate- weeks? Months? Would they quarintine the crater well enough and kill the unlucky ones near it? </text:p>
      <text:p text:style-name="P1"/>
      <text:p text:style-name="P1">Grandfathers head seemed to hang low and he was dejected. Stone screamed as the man near him pulled a set of goggles from the saddlehorn. How could he not see this? </text:p>
      <text:p text:style-name="P1"/>
      <text:p text:style-name="P1">“These goggles are a clear treachery” said stone to Misery. <text:line-break/><text:line-break/>“What would you have me do young man, full of rightous indignation?” </text:p>
      <text:p text:style-name="P1"/>
      <text:p text:style-name="P1">“Doesn't Grandfather tell some one? The council? The Crones? He can't just”<text:line-break/><text:line-break/>“Things should be- and how they are- Pasne-Pan-Reich should be brought to justice- and you should be watching and learning how grandfather might do that- not railling to me about how it should be”</text:p>
      <text:p text:style-name="P1"/>
      <text:p text:style-name="P1">Stone was silent. <text:line-break/><text:line-break/>Grandfather was silent. </text:p>
      <text:p text:style-name="P1"/>
      <text:p text:style-name="P1">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for eternity then met the oceans there were only two maontain ranges on the while continent one north west and the other south. <text:line-break/><text:soft-page-break/>There had been five armies to start. Five factions of shipborn familie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DEA</text:p>
      <text:p text:style-name="P1"><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1"/>
      <text:p text:style-name="P1"/>
      <text:p text:style-name="P1"/>
      <text:p text:style-name="P1"/>
      <text:p text:style-name="P1"/>
      <text:p text:style-name="P1"/>
      <text:p text:style-name="P1"/>
      <text:p text:style-name="P1"/>
      <text:p text:style-name="P1"><text:s/></text:p>
      <text:p text:style-name="P1"/>
      <text:p text:style-name="P1"><text:s/><text:line-break/>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8-02T12:23:54.65</dc:date>
    <dc:creator>Blake Stanger</dc:creator>
    <meta:editing-duration>P4DT20H57M36S</meta:editing-duration>
    <meta:editing-cycles>47</meta:editing-cycles>
    <meta:generator>OpenOffice/4.1.11$Win32 OpenOffice.org_project/4111m1$Build-9808</meta:generator>
    <meta:document-statistic meta:table-count="0" meta:image-count="0" meta:object-count="0" meta:page-count="35" meta:paragraph-count="558" meta:word-count="14704" meta:character-count="80544"/>
  </office:meta>
</office:document-meta>
</file>